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8.466cm" style:type="right"/>
        </style:tab-stops>
      </style:paragraph-properties>
    </style:style>
    <style:style style:name="P6" style:family="paragraph" style:parent-style-name="Contents_20_2">
      <style:paragraph-properties>
        <style:tab-stops>
          <style:tab-stop style:position="17.967cm"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text-properties fo:language="en" fo:country="US"/>
    </style:style>
    <style:style style:name="P28" style:family="paragraph" style:parent-style-name="Textkörper_20_Bold">
      <style:paragraph-properties fo:margin-top="0cm" fo:margin-bottom="0.212cm" fo:text-align="justify" style:justify-single-word="false" fo:padding="0cm" fo:border="none" style:shadow="none"/>
    </style:style>
    <style:style style:name="T1" style:family="text">
      <style:text-properties fo:language="en" fo:country="US"/>
    </style:style>
    <style:style style:name="T2" style:family="text">
      <style:text-properties fo:font-size="12pt"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7. September 2012</text:modification-date> (revision <text:editing-cycles>70</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h text:style-name="Heading_20_2" text:outline-level="2">Start screen</text:h>
      <text:p text:style-name="Text_20_body">Purpose:</text:p>
      <text:list xml:id="list42510185"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42536874"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h text:style-name="Heading_20_2" text:outline-level="2">Load Scenario dialog</text:h>
      <text:h text:style-name="Heading_20_2" text:outline-level="2">Main map screen</text:h>
      <text:list xml:id="list42521017"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list-item>
      </text:list>
      <text:h text:style-name="Heading_20_2" text:outline-level="2">Transport dialog</text:h>
      <text:list xml:id="list42537537"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text:soft-page-break/>Industry dialog</text:h>
      <text:h text:style-name="Heading_20_2" text:outline-level="2">Trade dialog</text:h>
      <text:h text:style-name="Heading_20_2" text:outline-level="2">Statistics dialog</text:h>
      <text:h text:style-name="Heading_20_2" text:outline-level="2">Turn End dialog</text:h>
      <text:h text:style-name="Heading_20_2" text:outline-level="2">Save dialog</text:h>
      <text:h text:style-name="Heading_20_2" text:outline-level="2">Newspaper dialog</text:h>
      <text:h text:style-name="Heading_20_2" text:outline-level="2">Battles dialog</text:h>
      <text:h text:style-name="Heading_20_2" text:outline-level="2">Editor Screen</text:h>
      <text:h text:style-name="Heading_20_2" text:outline-level="2">Minor</text:h>
      <text:list xml:id="list42538753" text:style-name="L5">
        <text:list-item>
          <text:p text:style-name="P11">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h text:style-name="Heading_20_1" text:outline-level="1"><text:bookmark text:name="__RefHeading__546_862683640"/>Artificial Intelligence<text:bookmark-end text:name="__RefHeading__546_862683640"/></text:h>
      <text:h text:style-name="Heading_20_2" text:outline-level="2">Requirements</text:h>
      <text:list xml:id="list42526324"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h text:style-name="Heading_20_2" text:outline-level="2">Liquid Feedback</text:h>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2536179"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h text:style-name="Heading_20_1" text:outline-level="1"><text:bookmark text:name="__RefHeading__405_764414512"/>Programmers Guide<text:bookmark-end text:name="__RefHeading__405_764414512"/></text:h>
      <text:p text:style-name="Text_20_body">Aim is to make is as customizable as possible with a simple mod structure. Even the main scenario should be seen as a mod.</text:p>
      <text:h text:style-name="Heading_20_2" text:outline-level="2">Coding standards</text:h>
      <text:p text:style-name="Text_20_body">For now as unordered list:</text:p>
      <text:list xml:id="list42537246"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h text:style-name="Heading_20_2" text:outline-level="2">Challenges by topic</text:h>
      <text:list xml:id="list42515222"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list-item>
        <text:list-item>
          <text:p text:style-name="P15">Help with crashes (auto send?)</text:p>
        </text:list-item>
      </text:list>
      <text:h text:style-name="Heading_20_2" text:outline-level="2">Server/Client</text:h>
      <text:list xml:id="list42533251" text:style-name="L10">
        <text:list-item>
          <text:p text:style-name="P19">We will employ it, just because it will enable Multiplayer easily and because I want to learn it</text:p>
        </text:list-item>
        <text:list-item>
          <text:p text:style-name="P19">We will employ <text:a xlink:type="simple" xlink:href="http://www.ibm.com/developerworks/java/library/j-tcf1/">Thin Client Framework</text:a> to realize communication between Server and Client</text:p>
        </text:list-item>
        <text:list-item>
          <text:p text:style-name="P19">We will make sure we constantly monitor the quality of the connection between client and server.</text:p>
        </text:list-item>
        <text:list-item>
          <text:p text:style-name="P19">Also the server will have a GUI for monitoring it's status, etc.</text:p>
        </text:list-item>
      </text:list>
      <text:p text:style-name="Textkörper_20_Bold">Server</text:p>
      <text:list xml:id="list42527298" text:style-name="L11">
        <text:list-item>
          <text:p text:style-name="P20"><text:soft-page-break/>Scenario rules (HashMap, read-only)</text:p>
        </text:list-item>
        <text:list-item>
          <text:p text:style-name="P20">Nation properties (HashMap, change value but not adding new values)</text:p>
        </text:list-item>
        <text:list-item>
          <text:p text:style-name="P20">Event: change properties: "key" new value</text:p>
        </text:list-item>
      </text:list>
      <text:p text:style-name="P28"><text:span text:style-name="T2">Client</text:span></text:p>
      <text:list xml:id="list42508574" text:style-name="L12">
        <text:list-item>
          <text:p text:style-name="P21">We could also have a HTML 5 client, but the flexiblity of the GUI (dialogs, ...) is not yet high enough</text:p>
        </text:list-item>
      </text:list>
      <text:h text:style-name="Heading_20_2" text:outline-level="2">Load and Save</text:h>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42531248" text:style-name="L13">
        <text:list-item>
          <text:p text:style-name="P16">Player nation</text:p>
        </text:list-item>
        <text:list-item>
          <text:p text:style-name="P16">Difficulty level of AI opponents </text:p>
        </text:list-item>
      </text:list>
      <text:h text:style-name="Heading_20_2" text:outline-level="2">Scenarios</text:h>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Scenario parameters</text:p>
      <text:list xml:id="list42518334" text:style-name="L14">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Map parameters</text:p>
      <text:list xml:id="list42511544" text:style-name="L15">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list-item>
      </text:list>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h text:style-name="Heading_20_2" text:outline-level="2">Similar projects</text:h>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Megamek</text:a></text:p>
      <text:list xml:id="list42522127" text:style-name="L16">
        <text:list-item>
          <text:p text:style-name="P22">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2"><text:soft-page-break/>Uses <text:a xlink:type="simple" xlink:href="http://launch4j.sourceforge.net/">launch4j</text:a></text:p>
        </text:list-item>
        <text:list-item>
          <text:p text:style-name="P22">Nice distinction into client, common, server</text:p>
        </text:list-item>
        <text:list-item>
          <text:p text:style-name="P22">Server with 1.1Mb server.java monster file (27k lines)</text:p>
        </text:list-item>
      </text:list>
      <text:p text:style-name="Textkörper_20_Bold"><text:a xlink:type="simple" xlink:href="http://www.freecol.org/">FreeCol</text:a></text:p>
      <text:list xml:id="list42516519" text:style-name="L17">
        <text:list-item>
          <text:p text:style-name="P23">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3">Uses schemas(xsd) extensively to validate XML</text:p>
        </text:list-item>
        <text:list-item>
          <text:p text:style-name="P23">Nice separation into client, server and common/model and client into gui, networking...</text:p>
        </text:list-item>
        <text:list-item>
          <text:p text:style-name="P23">Uses PLAF to extend Metal LAF</text:p>
        </text:list-item>
        <text:list-item>
          <text:p text:style-name="P23">If I am not mistaken, sends XML over network to realize communication</text:p>
        </text:list-item>
        <text:list-item>
          <text:p text:style-name="P23">AI has goals and missions, units are attached to goals</text:p>
        </text:list-item>
      </text:list>
      <text:p text:style-name="Textkörper_20_Bold"><text:a xlink:type="simple" xlink:href="http://triplea.sourceforge.net/mywiki">TripleA</text:a></text:p>
      <text:list xml:id="list42513722" text:style-name="L18">
        <text:list-item>
          <text:p text:style-name="P24">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24">Extended code base but sparsely commented</text:p>
        </text:list-item>
        <text:list-item>
          <text:p text:style-name="P24">Mac specific code (about dialog position, shutdown handler)</text:p>
        </text:list-item>
        <text:list-item>
          <text:p text:style-name="P24">Sophisticated random generator, against cheating (shared algorithm between different users)</text:p>
        </text:list-item>
        <text:list-item>
          <text:p text:style-name="P24">400kb StrongAI.java code monster</text:p>
        </text:list-item>
        <text:list-item>
          <text:p text:style-name="P24">Global game object and Player set</text:p>
        </text:list-item>
      </text:list>
      <text:p text:style-name="Textkörper_20_Bold"><text:a xlink:type="simple" xlink:href="http://code.google.com/p/open-ig/">OpenIG</text:a></text:p>
      <text:list xml:id="list42519275" text:style-name="L19">
        <text:list-item>
          <text:p text:style-name="P25">Comes with installer as jar.</text:p>
        </text:list-item>
        <text:list-item>
          <text:p text:style-name="P25">Uses often GroupLayout and Swing.</text:p>
        </text:list-item>
        <text:list-item>
          <text:p text:style-name="P25">XML input/output with custom element model and javax.xml.stream.</text:p>
        </text:list-item>
        <text:list-item>
          <text:p text:style-name="P25">Custom mission scripting in java extending a class that can manipulate data.</text:p>
        </text:list-item>
        <text:list-item>
          <text:p text:style-name="P25">Used libraries: JCraft Jogg/Jorbis</text:p>
        </text:list-item>
        <text:list-item>
          <text:p text:style-name="P25">Subtitles for cut scenes</text:p>
        </text:list-item>
        <text:list-item>
          <text:p text:style-name="P25">Packages model and design and ui(screens, gfx, editors) all hardcoded in java</text:p>
        </text:list-item>
      </text:list>
      <text:p text:style-name="Textkörper_20_Bold"><text:a xlink:type="simple" xlink:href="http://sourceforge.net/apps/mediawiki/freelords/index.php?title=Main_Page">FreeLords</text:a></text:p>
      <text:list xml:id="list42516039" text:style-name="L20">
        <text:list-item>
          <text:p text:style-name="P26">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6">subfolder exception in each package that has special exceptions</text:p>
        </text:list-item>
        <text:list-item>
          <text:p text:style-name="P26">XML input/output using jaxb</text:p>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6cm" fo:margin-bottom="0.4cm"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4cm"/>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paragraph-properties fo:margin-top="0.199cm" fo:margin-bottom="0.4cm"/>
      <style:text-properties fo:font-size="12pt"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23M41S</meta:editing-duration>
    <meta:editing-cycles>70</meta:editing-cycles>
    <meta:generator>LibreOffice/3.4$Win32 LibreOffice_project/340m1$Build-302</meta:generator>
    <dc:title>Manual for JLokalize 1.1</dc:title>
    <meta:initial-creator>Jan Keller</meta:initial-creator>
    <dc:date>2012-09-27T22:44:40.06</dc:date>
    <dc:creator>Jan Keller</dc:creator>
    <meta:document-statistic meta:table-count="0" meta:image-count="0" meta:object-count="0" meta:page-count="8" meta:paragraph-count="181" meta:word-count="1547" meta:character-count="9236" meta:non-whitespace-character-count="7986"/>
    <meta:user-defined meta:name="Info 1"/>
    <meta:user-defined meta:name="Info 2"/>
    <meta:user-defined meta:name="Info 3"/>
    <meta:user-defined meta:name="Info 4"/>
  </office:meta>
</office:document-meta>
</file>